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6.684in" fo:margin-left="0in" fo:margin-top="0in" fo:margin-bottom="0in" table:align="left" style:writing-mode="lr-tb"/>
    </style:style>
    <style:style style:name="Table2.A" style:family="table-column">
      <style:table-column-properties style:column-width="1.0806in"/>
    </style:style>
    <style:style style:name="Table2.B" style:family="table-column">
      <style:table-column-properties style:column-width="2.2882in"/>
    </style:style>
    <style:style style:name="Table2.C" style:family="table-column">
      <style:table-column-properties style:column-width="1.625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0.815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2.A2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1" style:family="table" style:master-page-name="Standard">
      <style:table-properties style:width="6.6833in" fo:margin-top="0in" fo:margin-bottom="0in" style:page-number="auto" table:align="left" style:writing-mode="lr-tb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2.2438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0.875in"/>
    </style:style>
    <style:style style:name="Table1.E" style:family="table-column">
      <style:table-column-properties style:column-width="0.81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A3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3" style:family="table" style:master-page-name="Standard">
      <style:table-properties style:width="6.6833in" fo:margin-top="0in" fo:margin-bottom="0in" style:page-number="auto" table:align="left" style:writing-mode="lr-tb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2.2438in"/>
    </style:style>
    <style:style style:name="Table3.C" style:family="table-column">
      <style:table-column-properties style:column-width="1.625in"/>
    </style:style>
    <style:style style:name="Table3.D" style:family="table-column">
      <style:table-column-properties style:column-width="0.875in"/>
    </style:style>
    <style:style style:name="Table3.E" style:family="table-column">
      <style:table-column-properties style:column-width="0.8146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" style:family="table" style:master-page-name="Standard">
      <style:table-properties style:width="6.684in" fo:margin-left="0in" fo:margin-top="0in" fo:margin-bottom="0in" style:page-number="auto" table:align="left" style:writing-mode="lr-tb"/>
    </style:style>
    <style:style style:name="Table4.A" style:family="table-column">
      <style:table-column-properties style:column-width="1.0806in"/>
    </style:style>
    <style:style style:name="Table4.B" style:family="table-column">
      <style:table-column-properties style:column-width="2.2882in"/>
    </style:style>
    <style:style style:name="Table4.C" style:family="table-column">
      <style:table-column-properties style:column-width="1.625in"/>
    </style:style>
    <style:style style:name="Table4.D" style:family="table-column">
      <style:table-column-properties style:column-width="0.875in"/>
    </style:style>
    <style:style style:name="Table4.E" style:family="table-column">
      <style:table-column-properties style:column-width="0.8153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4.A6" style:family="table-cell">
      <style:table-cell-properties fo:background-color="transparent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187cb8"/>
    </style:style>
    <style:style style:name="P2" style:family="paragraph" style:parent-style-name="Standard">
      <style:text-properties officeooo:paragraph-rsid="001d94f1"/>
    </style:style>
    <style:style style:name="P3" style:family="paragraph" style:parent-style-name="Standard">
      <style:text-properties officeooo:paragraph-rsid="001f02a8"/>
    </style:style>
    <style:style style:name="P4" style:family="paragraph" style:parent-style-name="Standard">
      <style:text-properties officeooo:rsid="002152e8" officeooo:paragraph-rsid="00234c19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187cb8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Times New Roman" officeooo:paragraph-rsid="001f02a8"/>
    </style:style>
    <style:style style:name="P7" style:family="paragraph" style:parent-style-name="Standard">
      <style:paragraph-properties fo:margin-top="0in" fo:margin-bottom="0in" loext:contextual-spacing="false" fo:line-height="100%"/>
      <style:text-properties style:font-name="Times New Roman" officeooo:rsid="00175489" officeooo:paragraph-rsid="00187cb8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87cb8" style:font-size-asian="12pt" style:font-size-complex="12pt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ac8b4" style:font-size-asian="12pt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d94f1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paragraph-rsid="001f02a8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5e8b6" officeooo:paragraph-rsid="00187cb8" style:font-size-asian="12pt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5e8b6" officeooo:paragraph-rsid="001f02a8" style:font-size-asian="12pt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5e8b6" officeooo:paragraph-rsid="00225605" style:font-size-asian="12pt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75489" officeooo:paragraph-rsid="00187cb8" style:font-size-asian="12pt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75489" officeooo:paragraph-rsid="001f02a8" style:font-size-asian="12pt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c250d" officeooo:paragraph-rsid="001c250d" style:font-size-asian="12pt" style:font-size-complex="12pt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c250d" officeooo:paragraph-rsid="001d94f1" style:font-size-asian="12pt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1c250d" officeooo:paragraph-rsid="00225605" style:font-size-asian="12pt" style:font-size-complex="12pt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225605" officeooo:paragraph-rsid="00225605" style:font-size-asian="12pt" style:font-size-complex="12pt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Times New Roman" officeooo:rsid="00187cb8" officeooo:paragraph-rsid="00187cb8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Times New Roman" officeooo:rsid="00187cb8" officeooo:paragraph-rsid="001f02a8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Times New Roman" officeooo:rsid="001757f7" officeooo:paragraph-rsid="00187cb8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Times New Roman" fo:font-size="12pt" fo:letter-spacing="normal" fo:font-style="normal" fo:font-weight="normal" officeooo:rsid="001c250d" officeooo:paragraph-rsid="001c250d" style:font-size-asian="12pt" style:font-size-complex="12pt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font-variant="normal" fo:text-transform="none" fo:color="#000000" style:font-name="Times New Roman" fo:font-size="12pt" fo:letter-spacing="normal" fo:font-style="normal" fo:font-weight="normal" officeooo:rsid="001c250d" officeooo:paragraph-rsid="001d94f1" style:font-size-asian="12pt" style:font-size-complex="12pt"/>
    </style:style>
    <style:style style:name="P26" style:family="paragraph" style:parent-style-name="Preformatted_20_Text">
      <style:paragraph-properties fo:margin-top="0in" fo:margin-bottom="0in" loext:contextual-spacing="false" fo:line-height="100%"/>
      <style:text-properties fo:font-variant="normal" fo:text-transform="none" fo:color="#000000" style:font-name="Times New Roman" fo:font-size="12pt" fo:letter-spacing="normal" fo:font-style="normal" fo:font-weight="normal" officeooo:rsid="001c250d" officeooo:paragraph-rsid="001d94f1" style:font-size-asian="12pt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officeooo:rsid="0026a173" officeooo:paragraph-rsid="0026a173" style:font-size-asian="12pt" style:font-size-complex="12pt"/>
    </style:style>
    <style:style style:name="P28" style:family="paragraph" style:parent-style-name="Text_20_body" style:master-page-name="Standard">
      <style:paragraph-properties style:page-number="auto"/>
      <style:text-properties fo:font-weight="bold" officeooo:rsid="00234c19" officeooo:paragraph-rsid="00234c19" style:font-weight-asian="bold" style:font-weight-complex="bold"/>
    </style:style>
    <style:style style:name="T1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fo:font-size="12pt" fo:letter-spacing="normal" fo:font-style="normal" fo:font-weight="normal" officeooo:rsid="00175489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1f02a8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024a062" style:font-size-asian="12pt" style:font-size-complex="12pt"/>
    </style:style>
    <style:style style:name="T5" style:family="text">
      <style:text-properties fo:font-size="12pt" officeooo:rsid="00175489" style:font-size-asian="12pt" style:font-size-complex="12pt"/>
    </style:style>
    <style:style style:name="T6" style:family="text">
      <style:text-properties officeooo:rsid="00187cb8"/>
    </style:style>
    <style:style style:name="T7" style:family="text">
      <style:text-properties officeooo:rsid="0018a493"/>
    </style:style>
    <style:style style:name="T8" style:family="text">
      <style:text-properties officeooo:rsid="001d94f1"/>
    </style:style>
    <style:style style:name="T9" style:family="text">
      <style:text-properties fo:color="#000000"/>
    </style:style>
    <style:style style:name="T10" style:family="text">
      <style:text-properties officeooo:rsid="001f02a8"/>
    </style:style>
    <style:style style:name="T11" style:family="text">
      <style:text-properties officeooo:rsid="0025a4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API Testing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8">Test Scenario</text:p>
          </table:table-cell>
          <table:table-cell table:style-name="Table2.A1" office:value-type="string">
            <text:p text:style-name="P8">Test Steps</text:p>
          </table:table-cell>
          <table:table-cell table:style-name="Table2.A1" office:value-type="string">
            <text:p text:style-name="P8">Expected Results</text:p>
          </table:table-cell>
          <table:table-cell table:style-name="Table2.A1" office:value-type="string">
            <text:p text:style-name="P8">Actual Result</text:p>
          </table:table-cell>
          <table:table-cell table:style-name="Table2.A1" office:value-type="string">
            <text:p text:style-name="P8">Pass/Fail</text:p>
          </table:table-cell>
        </table:table-row>
        <table:table-row table:style-name="Table2.1">
          <table:table-cell table:style-name="Table2.A2" office:value-type="string">
            <text:p text:style-name="P14">Given the admin login, validate or post new owner using Postman</text:p>
          </table:table-cell>
          <table:table-cell table:style-name="Table2.A2" office:value-type="string">
            <text:p text:style-name="P20">Download latest version of Postman 7.22.1</text:p>
          </table:table-cell>
          <table:table-cell table:style-name="Table2.A2" office:value-type="string">
            <text:p text:style-name="P20">Application is downloaded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5">Open Postman application</text:p>
          </table:table-cell>
          <table:table-cell table:style-name="Table2.A1" office:value-type="string">
            <text:p text:style-name="P15">Application is launched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5"><text:span text:style-name="T5">Select Post and type url </text:span><text:span text:style-name="T4">git </text:span></text:p>
            <text:p text:style-name="P7"/>
          </table:table-cell>
          <table:table-cell table:style-name="Table2.A1" office:value-type="string">
            <text:p text:style-name="P15">URL is launched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5">Select Basic Auth under authorization tab</text:p>
          </table:table-cell>
          <table:table-cell table:style-name="Table2.A1" office:value-type="string">
            <text:p text:style-name="P15">Basic Auth is selected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15">Type username: admin and password: admin</text:p>
          </table:table-cell>
          <table:table-cell table:style-name="Table2.A1" office:value-type="string">
            <text:p text:style-name="P15">Username and Password is typed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8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21">Under body tab select raw and JSON and run the following string:</text:p>
            <text:p text:style-name="P21">{</text:p>
            <text:p text:style-name="P21"><text:s text:c="2"/>"id": 100,</text:p>
            <text:p text:style-name="P21"><text:s text:c="2"/>"firstName": "John",</text:p>
            <text:p text:style-name="P21"><text:s text:c="2"/>"lastName": "Horton",</text:p>
            <text:p text:style-name="P21"><text:s text:c="2"/>"address": "1234 Red Bird Lane",</text:p>
            <text:p text:style-name="P21"><text:s text:c="2"/>"city": "Round Rock",</text:p>
            <text:p text:style-name="P21"><text:s text:c="2"/>"telephone": "9845649877",</text:p>
            <text:p text:style-name="P21"><text:s text:c="2"/>"pets": []</text:p>
            <text:p text:style-name="P21">}</text:p>
          </table:table-cell>
          <table:table-cell table:style-name="Table2.A2" office:value-type="string">
            <text:p text:style-name="P23">String <text:span text:style-name="T6">is</text:span> added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5"/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21">Select Send button to <text:span text:style-name="T7">request</text:span></text:p>
          </table:table-cell>
          <table:table-cell table:style-name="Table2.A2" office:value-type="string">
            <text:p text:style-name="P21">Status: 201Created</text:p>
            <text:p text:style-name="P21">(Pet owner is added)</text:p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21">Pass</text:p>
          </table:table-cell>
        </table:table-row>
      </table:table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7">Test Scenario</text:p>
          </table:table-cell>
          <table:table-cell table:style-name="Table1.A1" office:value-type="string">
            <text:p text:style-name="P17">Test Steps</text:p>
          </table:table-cell>
          <table:table-cell table:style-name="Table1.A1" office:value-type="string">
            <text:p text:style-name="P17">Expected Results</text:p>
          </table:table-cell>
          <table:table-cell table:style-name="Table1.A1" office:value-type="string">
            <text:p text:style-name="P17">Actual Result</text:p>
          </table:table-cell>
          <table:table-cell table:style-name="Table1.A1" office:value-type="string">
            <text:p text:style-name="P17">Pass/Fail</text:p>
          </table:table-cell>
        </table:table-row>
        <table:table-row table:style-name="Table1.1">
          <table:table-cell table:style-name="Table1.A1" office:value-type="string">
            <text:p text:style-name="P19">Given the owner_admin, <text:s/>test GET API of pets using Curl command </text:p>
          </table:table-cell>
          <table:table-cell table:style-name="Table1.A1" office:value-type="string">
            <text:p text:style-name="P20">Download Git Bash application</text:p>
          </table:table-cell>
          <table:table-cell table:style-name="Table1.A1" office:value-type="string">
            <text:p text:style-name="P20">Git Bash is downloaded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3" office:value-type="string">
            <text:p text:style-name="P17"/>
          </table:table-cell>
          <table:table-cell table:style-name="Table1.A3" office:value-type="string">
            <text:p text:style-name="P17">Launch Git Bash application</text:p>
          </table:table-cell>
          <table:table-cell table:style-name="Table1.A3" office:value-type="string">
            <text:p text:style-name="P17">Application is launched</text:p>
          </table:table-cell>
          <table:table-cell table:style-name="Table1.A3" office:value-type="string">
            <text:p text:style-name="P9"/>
          </table:table-cell>
          <table:table-cell table:style-name="Table1.A3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24">Run the following command line in Git Bash:</text:p>
            <text:p text:style-name="P24">curl -X GET --header 'Accept: application/json' 'http://clinic.doveryai-no-proveryai.com:9966/petclinic/api/pets'</text:p>
            <text:p text:style-name="P24"/>
          </table:table-cell>
          <table:table-cell table:style-name="Table1.A1" office:value-type="string">
            <text:p text:style-name="P17">Command is launched. Path is not authorized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</table:table-row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7">Run the following command line in Git Bash to authorize:</text:p>
            <text:p text:style-name="P17">curl -u owner_admin:admin -X GET --header 'Accept: application/json' <text:span text:style-name="T9">'</text:span><text:a xlink:type="simple" xlink:href="http://clinic.doveryai-no-proveryai.com:9966/petclinic/api/pets" text:style-name="Internet_20_link" text:visited-style-name="Visited_20_Internet_20_Link">http://clinic.doveryai-no-proveryai.com:9966/petclinic/api/pets</text:a><text:span text:style-name="T9">'</text:span></text:p>
          </table:table-cell>
          <table:table-cell table:style-name="Table1.A1" office:value-type="string">
            <text:p text:style-name="P17">Command is launched. All the pets <text:s/>added to the system has been displayed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7">Pass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8">Test Scenario</text:p>
          </table:table-cell>
          <table:table-cell table:style-name="Table3.A1" office:value-type="string">
            <text:p text:style-name="P18">Test Steps</text:p>
          </table:table-cell>
          <table:table-cell table:style-name="Table3.A1" office:value-type="string">
            <text:p text:style-name="P18">Expected Results</text:p>
          </table:table-cell>
          <table:table-cell table:style-name="Table3.A1" office:value-type="string">
            <text:p text:style-name="P18">Actual Result</text:p>
          </table:table-cell>
          <table:table-cell table:style-name="Table3.A1" office:value-type="string">
            <text:p text:style-name="P18">Pass/Fail</text:p>
          </table:table-cell>
        </table:table-row>
        <table:table-row table:style-name="Table3.1">
          <table:table-cell table:style-name="Table3.A1" office:value-type="string">
            <text:p text:style-name="P18">Given the owner_admin, <text:s/>test GET API <text:span text:style-name="T8">by pet ID</text:span> using Curl command </text:p>
          </table:table-cell>
          <table:table-cell table:style-name="Table3.A1" office:value-type="string">
            <text:p text:style-name="P18">Launch Git Bash application</text:p>
          </table:table-cell>
          <table:table-cell table:style-name="Table3.A1" office:value-type="string">
            <text:p text:style-name="P18">Application is launched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25">Run the following command line in Git Bash:</text:p>
            <text:p text:style-name="P26">curl -X GET --header 'Accept: application/json' 'http://clinic.doveryai-no-proveryai.com:9966/petclinic/api/pets/<text:span text:style-name="T11">1</text:span>'</text:p>
            <text:p text:style-name="P25"/>
            <text:p text:style-name="P25"/>
          </table:table-cell>
          <table:table-cell table:style-name="Table3.A1" office:value-type="string">
            <text:p text:style-name="P18">Command is launched. Path is not authorized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8">Run the following command line in Git Bash to authorize:</text:p>
            <text:p text:style-name="P27">curl -u owner_admin:admin -X GET --header 'Accept: application/json' 'http://clinic.doveryai-no-proveryai.com:9966/petclinic/api/pets/<text:span text:style-name="T11">1</text:span>'</text:p>
          </table:table-cell>
          <table:table-cell table:style-name="Table3.A1" office:value-type="string">
            <text:p text:style-name="P18">Command is launched. <text:span text:style-name="T8">Pet name is displayed by its ID:1</text:span>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8">Pass</text:p>
          </table:table-cell>
        </table:table-row>
      </table:table>
      <text:p text:style-name="P2"/>
      <text:p text:style-name="P3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1">Test Scenario</text:p>
          </table:table-cell>
          <table:table-cell table:style-name="Table4.A1" office:value-type="string">
            <text:p text:style-name="P11">Test Steps</text:p>
          </table:table-cell>
          <table:table-cell table:style-name="Table4.A1" office:value-type="string">
            <text:p text:style-name="P11">Expected Results</text:p>
          </table:table-cell>
          <table:table-cell table:style-name="Table4.A1" office:value-type="string">
            <text:p text:style-name="P11">Actual Result</text:p>
          </table:table-cell>
          <table:table-cell table:style-name="Table4.A1" office:value-type="string">
            <text:p text:style-name="P11">Pass/Fail</text:p>
          </table:table-cell>
        </table:table-row>
        <table:table-row table:style-name="Table4.1">
          <table:table-cell table:style-name="Table4.A1" office:value-type="string">
            <text:p text:style-name="P13">Given the admin login, <text:span text:style-name="T10">test Delete API owners by ID using Postman</text:span></text:p>
          </table:table-cell>
          <table:table-cell table:style-name="Table4.A1" office:value-type="string">
            <text:p text:style-name="P16">Open Postman application</text:p>
          </table:table-cell>
          <table:table-cell table:style-name="Table4.A1" office:value-type="string">
            <text:p text:style-name="P16">Application is launched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6">Select Post and type url </text:p>
            <text:p text:style-name="P6"><text:span text:style-name="T2">http://clinic.doveryai-no-proveryai.com:9966/petclinic/api/owners/</text:span><text:span text:style-name="T3">101</text:span></text:p>
          </table:table-cell>
          <table:table-cell table:style-name="Table4.A1" office:value-type="string">
            <text:p text:style-name="P16">URL is launched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6">Select Basic Auth under authorization tab</text:p>
          </table:table-cell>
          <table:table-cell table:style-name="Table4.A1" office:value-type="string">
            <text:p text:style-name="P16">Basic Auth is selected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6">Type username: admin and password: admin</text:p>
          </table:table-cell>
          <table:table-cell table:style-name="Table4.A1" office:value-type="string">
            <text:p text:style-name="P16">Username and Password is typed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 table:style-name="Table4.1">
          <table:table-cell table:style-name="Table4.A6" office:value-type="string">
            <text:p text:style-name="P11"/>
          </table:table-cell>
          <table:table-cell table:style-name="Table4.A6" office:value-type="string">
            <text:p text:style-name="P22">Select Send button to <text:span text:style-name="T7">request</text:span></text:p>
          </table:table-cell>
          <table:table-cell table:style-name="Table4.A6" office:value-type="string">
            <text:p text:style-name="P22">Status: 20<text:span text:style-name="T10">4 No Content (Owner ID: 101 is deleted from the system)</text:span></text:p>
          </table:table-cell>
          <table:table-cell table:style-name="Table4.A6" office:value-type="string">
            <text:p text:style-name="P11"/>
          </table:table-cell>
          <table:table-cell table:style-name="Table4.A6" office:value-type="string">
            <text:p text:style-name="P22">Pass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17:53:31.675000000</meta:creation-date>
    <dc:date>2020-04-17T19:55:17.233000000</dc:date>
    <meta:editing-duration>PT1H8M5S</meta:editing-duration>
    <meta:editing-cycles>11</meta:editing-cycles>
    <meta:generator>Trio_Office/6.2.8.2$Windows_x86 LibreOffice_project/</meta:generator>
    <meta:document-statistic meta:table-count="4" meta:image-count="0" meta:object-count="0" meta:page-count="4" meta:paragraph-count="82" meta:word-count="363" meta:character-count="2564" meta:non-whitespace-character-count="2266"/>
  </office:meta>
</office:document-meta>
</file>